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  <style:font-face style:name="Ubuntu Condensed1" svg:font-family="'Ubuntu Condensed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4.217cm" fo:min-width="13.334cm"/>
    </style:style>
    <style:style style:name="gr2" style:family="graphic" style:parent-style-name="objectwithoutfill">
      <style:graphic-properties svg:stroke-width="0.159cm" svg:stroke-color="#666666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3" style:family="graphic" style:parent-style-name="objectwithoutfill">
      <style:graphic-properties svg:stroke-width="0.159cm" svg:stroke-color="#33333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draw:stroke="solid" svg:stroke-width="0.081cm" svg:stroke-color="#666666" draw:marker-start-width="0.32cm" draw:marker-end-width="0.32cm" draw:fill="none" draw:textarea-vertical-align="middle" fo:padding-top="0.164cm" fo:padding-bottom="0.164cm" fo:padding-left="0.289cm" fo:padding-right="0.289cm"/>
    </style:style>
    <style:style style:name="gr5" style:family="graphic" style:parent-style-name="standard" style:list-style-name="L1">
      <style:graphic-properties draw:stroke="none" draw:fill="none" fo:min-height="4.383cm"/>
      <style:paragraph-properties style:writing-mode="lr-tb"/>
    </style:style>
    <style:style style:name="gr6" style:family="graphic" style:parent-style-name="standard">
      <style:graphic-properties draw:stroke="none" draw:fill="none" fo:min-height="0.714cm"/>
      <style:paragraph-properties style:writing-mode="lr-tb"/>
    </style:style>
    <style:style style:name="gr7" style:family="graphic" style:parent-style-name="standard">
      <style:graphic-properties draw:stroke="none" draw:fill="none" fo:min-height="1.425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Extrémités_20_de_20_flèche_20_2" draw:marker-start-width="0.458cm" draw:marker-end="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draw:fill-color="#dee6ef" draw:textarea-horizontal-align="justify" draw:textarea-vertical-align="middle" draw:auto-grow-height="false" fo:min-height="0.619cm" fo:min-width="3.235cm"/>
    </style:style>
    <style:style style:name="gr10" style:family="graphic" style:parent-style-name="objectwithoutfill">
      <style:graphic-properties svg:stroke-width="0.106cm" svg:stroke-color="#3465a4" draw:marker-start="Extrémités_20_de_20_flèche_20_2" draw:marker-start-width="0.458cm" draw:marker-end="Extrémités_20_de_20_flèche_20_2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draw:fill="none" fo:min-height="0.83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stroke="solid" svg:stroke-width="0.081cm" svg:stroke-color="#1f78b4" draw:marker-start-width="0.32cm" draw:marker-end-width="0.32cm" draw:fill="none" draw:textarea-vertical-align="middle" fo:padding-top="0.164cm" fo:padding-bottom="0.164cm" fo:padding-left="0.289cm" fo:padding-right="0.289cm"/>
    </style:style>
    <style:style style:name="gr14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15" style:family="graphic" style:parent-style-name="standard">
      <style:graphic-properties draw:stroke="none" draw:fill-color="#1f78b4" draw:opacity="29%" draw:textarea-horizontal-align="justify" draw:textarea-vertical-align="middle" draw:auto-grow-height="false" fo:min-height="0.619cm" fo:min-width="3.235cm"/>
    </style:style>
    <style:style style:name="gr16" style:family="graphic" style:parent-style-name="standard">
      <style:graphic-properties svg:stroke-width="0.081cm" svg:stroke-color="#1f78b4" draw:marker-start="Extrémités_20_de_20_flèche_20_2" draw:marker-start-width="0.421cm" draw:marker-end="Extrémités_20_de_20_flèche_20_2" draw:marker-end-width="0.4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7f00" draw:marker-start="Extrémités_20_de_20_flèche_20_2" draw:marker-start-width="0.421cm" draw:marker-end="Extrémités_20_de_20_flèche_20_2" draw:marker-end-width="0.421cm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-color="#ff7f00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-color="#b2df8a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-color="#e2cc1a" draw:textarea-horizontal-align="justify" draw:textarea-vertical-align="middle" draw:auto-grow-height="false" fo:min-height="0.241cm" fo:min-width="0.01cm" fo:padding-top="0.142cm" fo:padding-bottom="0.142cm" fo:padding-left="0.267cm" fo:padding-right="0.267cm" fo:wrap-option="no-wrap"/>
    </style:style>
    <style:style style:name="gr21" style:family="graphic" style:parent-style-name="standard">
      <style:graphic-properties draw:stroke="none" draw:fill="none" fo:min-height="2.137cm"/>
      <style:paragraph-properties style:writing-mode="lr-tb"/>
    </style:style>
    <style:style style:name="gr22" style:family="graphic" style:parent-style-name="standard">
      <style:graphic-properties draw:stroke="none" draw:fill-color="#ffdbb6" draw:textarea-horizontal-align="justify" draw:textarea-vertical-align="middle" draw:auto-grow-height="false" fo:min-height="0.619cm" fo:min-width="3.048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5.204cm" fo:min-width="7.454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0.925cm"/>
      <style:paragraph-properties style:writing-mode="lr-tb"/>
    </style:style>
    <style:style style:name="gr27" style:family="graphic" style:parent-style-name="standard">
      <style:graphic-properties draw:stroke="none" draw:fill="none" fo:min-height="0.924cm"/>
      <style:paragraph-properties style:writing-mode="lr-tb"/>
    </style:style>
    <style:style style:name="gr28" style:family="graphic" style:parent-style-name="standard" style:list-style-name="L1">
      <style:graphic-properties draw:stroke="none" svg:stroke-color="#1f78b4" draw:fill-color="#cccccc" draw:opacity="93%" draw:textarea-horizontal-align="justify" draw:textarea-vertical-align="middle" draw:auto-grow-height="false" fo:min-height="0.619cm" fo:min-width="1.93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1.2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1f78b4" draw:fill-color="#cccccc" draw:opacity="93%" draw:textarea-horizontal-align="justify" draw:textarea-vertical-align="middle" draw:auto-grow-height="false" fo:min-height="0.619cm" fo:min-width="1.9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15%" fo:text-align="justify" fo:text-indent="0cm"/>
    </style:style>
    <style:style style:name="P4" style:family="paragraph">
      <style:paragraph-properties fo:line-height="115%" fo:text-align="justify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justify" fo:text-indent="0cm" style:writing-mode="lr-tb"/>
      <style:text-properties style:font-name="Ubuntu Condensed" fo:font-size="20pt" style:font-size-asian="20pt" style:font-size-complex="20pt"/>
    </style:style>
    <style:style style:name="P6" style:family="paragraph">
      <loext:graphic-properties draw:fill="none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>
      <loext:graphic-properties draw:fill="none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-color="#1f78b4" draw:opacity="29%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7f00"/>
      <style:paragraph-properties fo:text-align="center"/>
    </style:style>
    <style:style style:name="P17" style:family="paragraph">
      <loext:graphic-properties draw:fill-color="#b2df8a"/>
      <style:paragraph-properties fo:text-align="center"/>
    </style:style>
    <style:style style:name="P18" style:family="paragraph">
      <loext:graphic-properties draw:fill-color="#e2cc1a"/>
      <style:paragraph-properties fo:text-align="center"/>
    </style:style>
    <style:style style:name="P19" style:family="paragraph">
      <loext:graphic-properties draw:fill-color="#ffdbb6"/>
      <style:paragraph-properties fo:text-align="center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-color="#cccccc" draw:opacity="93%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style:font-name="Ubuntu Condensed" fo:font-size="18pt" fo:font-weight="bold" style:font-name-asian="Ubuntu Condensed1" style:font-size-asian="18pt" style:font-weight-asian="bold" style:font-name-complex="Ubuntu Condensed1" style:font-size-complex="18pt" style:font-weight-complex="bold"/>
    </style:style>
    <style:style style:name="T3" style:family="text">
      <style:text-properties style:text-position="0% 100%" style:font-name="Ubuntu Condensed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bold" style:letter-kerning="true" style:font-name-asian="DejaVu Sans2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normal" style:letter-kerning="true" style:font-name-asian="DejaVu Sans2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italic" fo:text-shadow="none" style:text-underline-style="none" fo:font-weight="bold" style:letter-kerning="true" style:font-name-asian="DejaVu Sans2" style:font-style-asian="italic" style:font-weight-asian="bold" style:font-name-complex="Lohit Devanagari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italic" fo:text-shadow="none" style:text-underline-style="none" fo:font-weight="normal" style:letter-kerning="true" style:font-name-asian="DejaVu Sans2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language="en" fo:country="US" fo:font-style="normal" fo:text-shadow="none" style:text-underline-style="none" fo:font-weight="bold" style:letter-kerning="true" style:font-name-asian="DejaVu Sans2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Ubuntu Condensed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056cm" svg:height="4.689cm" svg:x="12.008cm" svg:y="7.093cm">
          <text:p/>
          <draw:enhanced-geometry svg:viewBox="0 0 21600 21600" draw:path-stretchpoint-x="10800" draw:path-stretchpoint-y="10800" draw:text-areas="?f3 ?f4 ?f5 ?f6" draw:type="round-rectangle" draw:modifiers="1757.52135514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0.788cm" svg:y1="7.927cm" svg:x2="0.788cm" svg:y2="13.835cm">
          <text:p/>
        </draw:line>
        <draw:line draw:style-name="gr3" draw:text-style-name="P2" draw:layer="layout" svg:x1="8.494cm" svg:y1="13.761cm" svg:x2="0.762cm" svg:y2="13.752cm">
          <text:p/>
        </draw:line>
        <draw:line draw:style-name="gr2" draw:text-style-name="P2" draw:layer="layout" svg:x1="2.711cm" svg:y1="5.506cm" svg:x2="2.711cm" svg:y2="10.557cm">
          <text:p/>
        </draw:line>
        <draw:line draw:style-name="gr2" draw:text-style-name="P2" draw:layer="layout" svg:x1="2.685cm" svg:y1="7.935cm" svg:x2="0.708cm" svg:y2="7.924cm">
          <text:p/>
        </draw:line>
        <draw:line draw:style-name="gr3" draw:text-style-name="P2" draw:layer="layout" svg:x1="8.725cm" svg:y1="10.531cm" svg:x2="2.618cm" svg:y2="10.531cm">
          <text:p/>
        </draw:line>
        <draw:line draw:style-name="gr3" draw:text-style-name="P2" draw:layer="layout" svg:x1="6.344cm" svg:y1="5.564cm" svg:x2="2.637cm" svg:y2="5.564cm">
          <text:p/>
        </draw:line>
        <draw:line draw:style-name="gr2" draw:text-style-name="P2" xml:id="id1" draw:id="id1" draw:layer="layout" svg:x1="6.327cm" svg:y1="4.926cm" svg:x2="6.341cm" svg:y2="6.261cm">
          <text:p/>
        </draw:line>
        <draw:line draw:style-name="gr4" draw:text-style-name="P2" draw:layer="layout" svg:x1="8.024cm" svg:y1="6.22cm" svg:x2="6.272cm" svg:y2="6.22cm">
          <text:p/>
        </draw:line>
        <draw:line draw:style-name="gr4" draw:text-style-name="P2" draw:layer="layout" svg:x1="7.998cm" svg:y1="4.923cm" svg:x2="6.246cm" svg:y2="4.923cm">
          <text:p/>
        </draw:line>
        <draw:frame draw:style-name="gr5" draw:text-style-name="P5" draw:layer="layout" svg:width="13.952cm" svg:height="4.633cm" svg:x="12cm" svg:y="7.367cm">
          <draw:text-box>
            <text:p text:style-name="P3"><text:span text:style-name="T1">For polymorphic sites with less than 181 genotyped individuals </text:span><text:span text:style-name="T2">Undefined</text:span></text:p>
            <text:p text:style-name="P4"><text:span text:style-name="T3"/></text:p>
            <text:p text:style-name="P3"><text:span text:style-name="T1">SNP polarization with est-sfs based on Derived Allele frequency spectrum and outgroup species</text:span></text:p>
          </draw:text-box>
        </draw:frame>
        <draw:frame draw:style-name="gr6" draw:text-style-name="P6" draw:layer="layout" svg:width="1.074cm" svg:height="0.964cm" svg:x="8.287cm" svg:y="4.943cm">
          <draw:text-box>
            <text:p><text:span text:style-name="T4">X</text:span></text:p>
          </draw:text-box>
        </draw:frame>
        <draw:frame draw:style-name="gr6" draw:text-style-name="P6" draw:layer="layout" svg:width="1.074cm" svg:height="0.964cm" svg:x="8.684cm" svg:y="9.97cm">
          <draw:text-box>
            <text:p><text:span text:style-name="T4">Y</text:span></text:p>
          </draw:text-box>
        </draw:frame>
        <draw:frame draw:style-name="gr6" draw:text-style-name="P6" draw:layer="layout" svg:width="1.074cm" svg:height="0.964cm" svg:x="8.552cm" svg:y="13.277cm">
          <draw:text-box>
            <text:p><text:span text:style-name="T4">Z</text:span></text:p>
          </draw:text-box>
        </draw:frame>
        <draw:frame draw:style-name="gr7" draw:text-style-name="P8" xml:id="id2" draw:id="id2" draw:layer="layout" svg:width="3.605cm" svg:height="1.675cm" svg:x="3.44cm" svg:y="6.786cm">
          <draw:text-box>
            <text:p text:style-name="P7"><text:span text:style-name="T5">Ancestral</text:span></text:p>
            <text:p text:style-name="P7"><text:span text:style-name="T5">allele</text:span></text:p>
          </draw:text-box>
        </draw:frame>
        <draw:connector draw:style-name="gr8" draw:text-style-name="P2" draw:layer="layout" draw:type="line" svg:x1="6.341cm" svg:y1="5.593cm" svg:x2="5.242cm" svg:y2="6.786cm" draw:start-shape="id1" draw:start-glue-point="1" draw:end-shape="id2" svg:d="M6341 5593l-1099 1193" svg:viewBox="0 0 1100 1194">
          <text:p/>
        </draw:connector>
        <draw:custom-shape draw:style-name="gr9" draw:text-style-name="P1" draw:layer="layout" svg:width="3.805cm" svg:height="0.939cm" svg:x="5.325cm" svg:y="3.031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xml:id="id4" draw:id="id4" draw:layer="layout" svg:x1="7.999cm" svg:y1="4.944cm" svg:x2="6.247cm" svg:y2="4.944cm">
          <text:p/>
        </draw:line>
        <draw:connector draw:style-name="gr10" draw:text-style-name="P2" draw:layer="layout" draw:type="line" svg:x1="6.257cm" svg:y1="4.572cm" svg:x2="8.025cm" svg:y2="4.583cm" svg:d="M6257 4572l1768 11" svg:viewBox="0 0 1769 12">
          <text:p/>
        </draw:connector>
        <draw:frame draw:style-name="gr11" draw:text-style-name="P9" draw:layer="layout" svg:width="3.983cm" svg:height="1.085cm" svg:x="5.279cm" svg:y="2.959cm">
          <draw:text-box>
            <text:p><text:span text:style-name="T5">Polymorphism</text:span></text:p>
          </draw:text-box>
        </draw:frame>
        <draw:connector draw:style-name="gr8" draw:text-style-name="P2" draw:layer="layout" draw:type="line" svg:x1="8.024cm" svg:y1="6.22cm" svg:x2="9.446cm" svg:y2="7.379cm" draw:end-shape="id3" draw:end-glue-point="0" svg:d="M8024 6220l1422 1159" svg:viewBox="0 0 1423 1160">
          <text:p/>
        </draw:connector>
        <draw:frame draw:style-name="gr7" draw:text-style-name="P8" xml:id="id3" draw:id="id3" draw:layer="layout" svg:width="3.605cm" svg:height="1.675cm" svg:x="7.644cm" svg:y="7.379cm">
          <draw:text-box>
            <text:p text:style-name="P7"><text:span text:style-name="T5">D</text:span><text:span text:style-name="T5">e</text:span><text:span text:style-name="T5">r</text:span><text:span text:style-name="T5">i</text:span><text:span text:style-name="T5">v</text:span><text:span text:style-name="T5">e</text:span><text:span text:style-name="T5">d</text:span></text:p>
            <text:p text:style-name="P7"><text:span text:style-name="T5">a</text:span><text:span text:style-name="T5">l</text:span><text:span text:style-name="T5">l</text:span><text:span text:style-name="T5">e</text:span><text:span text:style-name="T5">l</text:span><text:span text:style-name="T5">e</text:span></text:p>
          </draw:text-box>
        </draw:frame>
        <draw:connector draw:style-name="gr8" draw:text-style-name="P2" draw:layer="layout" draw:type="line" svg:x1="7.999cm" svg:y1="4.944cm" svg:x2="5.22cm" svg:y2="6.81cm" draw:start-shape="id4" draw:start-glue-point="1" svg:d="M7999 4944l-2779 1866" svg:viewBox="0 0 2780 1867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3" draw:text-style-name="P2" draw:layer="layout" svg:x1="8cm" svg:y1="5.55cm" svg:x2="3.937cm" svg:y2="5.564cm">
          <text:p/>
        </draw:line>
        <draw:line draw:style-name="gr13" draw:text-style-name="P2" draw:layer="layout" svg:x1="13.42cm" svg:y1="5.55cm" svg:x2="7.548cm" svg:y2="5.55cm">
          <text:p/>
        </draw:line>
        <draw:line draw:style-name="gr13" draw:text-style-name="P2" draw:layer="layout" svg:x1="13.42cm" svg:y1="7.05cm" svg:x2="7.87cm" svg:y2="5.55cm">
          <text:p/>
        </draw:line>
        <draw:line draw:style-name="gr13" draw:text-style-name="P2" draw:layer="layout" svg:x1="13.5cm" svg:y1="6.27cm" svg:x2="7.548cm" svg:y2="5.55cm">
          <text:p/>
        </draw:line>
        <draw:line draw:style-name="gr13" draw:text-style-name="P2" draw:layer="layout" svg:x1="13.42cm" svg:y1="4.05cm" svg:x2="7.87cm" svg:y2="5.55cm">
          <text:p/>
        </draw:line>
        <draw:line draw:style-name="gr13" draw:text-style-name="P2" draw:layer="layout" svg:x1="13.5cm" svg:y1="4.83cm" svg:x2="7.548cm" svg:y2="5.55cm">
          <text:p/>
        </draw:line>
        <draw:line draw:style-name="gr3" draw:text-style-name="P2" draw:layer="layout" svg:x1="8cm" svg:y1="13.761cm" svg:x2="2.062cm" svg:y2="13.752cm">
          <text:p/>
        </draw:line>
        <draw:line draw:style-name="gr2" draw:text-style-name="P2" draw:layer="layout" svg:x1="3.985cm" svg:y1="7.935cm" svg:x2="2.008cm" svg:y2="7.924cm">
          <text:p/>
        </draw:line>
        <draw:line draw:style-name="gr3" draw:text-style-name="P2" draw:layer="layout" svg:x1="8cm" svg:y1="10.531cm" svg:x2="4cm" svg:y2="10.531cm">
          <text:p/>
        </draw:line>
        <draw:frame draw:style-name="gr14" draw:text-style-name="P12" draw:layer="layout" svg:width="6.816cm" svg:height="1.5cm" svg:x="12.3cm" svg:y="10cm">
          <draw:text-box>
            <text:p text:style-name="P11"><text:span text:style-name="T6">Drosophila simulans</text:span></text:p>
          </draw:text-box>
        </draw:frame>
        <draw:frame draw:style-name="gr6" draw:text-style-name="P13" draw:layer="layout" svg:width="5.448cm" svg:height="0.964cm" svg:x="12.2cm" svg:y="13.277cm">
          <draw:text-box>
            <text:p><text:span text:style-name="T6">Drosophila erecta</text:span></text:p>
          </draw:text-box>
        </draw:frame>
        <draw:frame draw:style-name="gr7" draw:text-style-name="P8" draw:layer="layout" svg:width="3.605cm" svg:height="1.675cm" svg:x="6.2cm" svg:y="7.05cm">
          <draw:text-box>
            <text:p text:style-name="P7"><text:span text:style-name="T5">Ancestral</text:span></text:p>
            <text:p text:style-name="P7"><text:span text:style-name="T5">allele</text:span></text:p>
          </draw:text-box>
        </draw:frame>
        <draw:custom-shape draw:style-name="gr15" draw:text-style-name="P14" draw:layer="layout" svg:width="3.805cm" svg:height="0.939cm" svg:x="8.792cm" svg:y="2.072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983cm" svg:height="1.085cm" svg:x="8.8cm" svg:y="2.072cm">
          <draw:text-box>
            <text:p><text:span text:style-name="T5">Polymorphism</text:span></text:p>
          </draw:text-box>
        </draw:frame>
        <draw:frame draw:style-name="gr7" draw:text-style-name="P8" draw:layer="layout" svg:width="3.605cm" svg:height="1.675cm" svg:x="14.2cm" svg:y="6.025cm">
          <draw:text-box>
            <text:p text:style-name="P7"><text:span text:style-name="T5">Derived</text:span></text:p>
            <text:p text:style-name="P7"><text:span text:style-name="T5">allele</text:span></text:p>
          </draw:text-box>
        </draw:frame>
        <draw:frame draw:style-name="gr7" draw:text-style-name="P15" draw:layer="layout" svg:width="6.5cm" svg:height="1.675cm" svg:x="14.808cm" svg:y="3.825cm">
          <draw:text-box>
            <text:p><text:span text:style-name="T6">Drosophila melanogaster</text:span></text:p>
          </draw:text-box>
        </draw:frame>
        <draw:line draw:style-name="gr16" draw:text-style-name="P7" draw:layer="layout" svg:x1="8.2cm" svg:y1="3.5cm" svg:x2="13.2cm" svg:y2="3.5cm">
          <text:p/>
        </draw:line>
        <draw:line draw:style-name="gr17" draw:text-style-name="P7" draw:layer="layout" svg:x1="3.9cm" svg:y1="3.5cm" svg:x2="8cm" svg:y2="3.5cm">
          <text:p/>
        </draw:line>
        <draw:custom-shape draw:style-name="gr18" draw:text-style-name="P16" draw:layer="layout" svg:width="0.768cm" svg:height="0.741cm" svg:x="5.316cm" svg:y="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768cm" svg:height="0.741cm" svg:x="5.322cm" svg:y="13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768cm" svg:height="0.741cm" svg:x="2.603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768cm" svg:height="0.741cm" svg:x="5.322cm" svg:y="10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5cm" svg:height="2.387cm" svg:x="0cm" svg:y="3.925cm">
          <draw:text-box>
            <text:p text:style-name="P7"><text:span text:style-name="T5">Common </text:span><text:span text:style-name="T5">ancestor</text:span></text:p>
            <text:p text:style-name="P7"><text:span text:style-name="T5">allele</text:span></text:p>
          </draw:text-box>
        </draw:frame>
        <draw:custom-shape draw:style-name="gr22" draw:text-style-name="P19" draw:layer="layout" svg:width="3.618cm" svg:height="0.939cm" svg:x="4.1cm" svg:y="2.1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3.868cm" svg:height="0.963cm" svg:x="4.1cm" svg:y="2.1cm">
          <draw:text-box>
            <text:p><text:span text:style-name="T5">Substitutions</text:span></text:p>
          </draw:text-box>
        </draw:frame>
        <draw:line draw:style-name="gr24" draw:text-style-name="P2" draw:layer="layout" svg:x1="2.5cm" svg:y1="5.5cm" svg:x2="3.9cm" svg:y2="7.8cm">
          <text:p/>
        </draw:line>
        <draw:line draw:style-name="gr24" draw:text-style-name="P2" draw:layer="layout" svg:x1="7.97cm" svg:y1="7.05cm" svg:x2="7.83cm" svg:y2="5.694cm">
          <text:p/>
        </draw:line>
        <draw:line draw:style-name="gr24" draw:text-style-name="P2" draw:layer="layout" svg:x1="14.808cm" svg:y1="6.513cm" svg:x2="13.708cm" svg:y2="5.5cm">
          <text:p/>
        </draw:line>
        <draw:line draw:style-name="gr24" draw:text-style-name="P2" draw:layer="layout" svg:x1="14.819cm" svg:y1="6.524cm" svg:x2="13.8cm" svg:y2="6.5cm">
          <text:p/>
        </draw:line>
        <draw:line draw:style-name="gr24" draw:text-style-name="P2" draw:layer="layout" svg:x1="14.819cm" svg:y1="6.524cm" svg:x2="13.8cm" svg:y2="4.5cm">
          <text:p/>
        </draw:line>
        <draw:custom-shape draw:style-name="gr19" draw:text-style-name="P17" draw:layer="layout" svg:width="0.768cm" svg:height="0.741cm" svg:x="18.63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8.4cm" svg:height="5.9cm" svg:x="18cm" svg:y="8.6cm">
          <text:p/>
          <draw:enhanced-geometry svg:viewBox="0 0 21600 21600" draw:path-stretchpoint-x="10800" draw:path-stretchpoint-y="10800" draw:text-areas="?f3 ?f4 ?f5 ?f6" draw:type="round-rectangle" draw:modifiers="2462.021227503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5" draw:layer="layout" svg:width="6cm" svg:height="0.964cm" svg:x="20.068cm" svg:y="13.1cm">
          <draw:text-box>
            <text:p><text:span text:style-name="T5">Elsewhere</text:span></text:p>
          </draw:text-box>
        </draw:frame>
        <draw:custom-shape draw:style-name="gr18" draw:text-style-name="P16" draw:layer="layout" svg:width="0.768cm" svg:height="0.741cm" svg:x="18.63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6.9cm" svg:height="1.175cm" svg:x="19.5cm" svg:y="10.225cm">
          <draw:text-box>
            <text:p><text:span text:style-name="T5">Specific to </text:span><text:span text:style-name="T7">D.melanogaster</text:span></text:p>
          </draw:text-box>
        </draw:frame>
        <draw:custom-shape draw:style-name="gr20" draw:text-style-name="P18" draw:layer="layout" svg:width="0.768cm" svg:height="0.741cm" svg:x="18.63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5" draw:layer="layout" svg:width="7cm" svg:height="1.174cm" svg:x="19.5cm" svg:y="11.726cm">
          <draw:text-box>
            <text:p><text:span text:style-name="T5">Specific to </text:span><text:span text:style-name="T7">D.simulans</text:span></text:p>
          </draw:text-box>
        </draw:frame>
        <draw:frame draw:style-name="gr6" draw:text-style-name="P21" draw:layer="layout" svg:width="5.389cm" svg:height="0.964cm" svg:x="18.411cm" svg:y="8.961cm">
          <draw:text-box>
            <text:p><text:span text:style-name="T8">Substitution event</text:span></text:p>
          </draw:text-box>
        </draw:frame>
        <draw:line draw:style-name="gr13" draw:text-style-name="P2" draw:layer="layout" svg:x1="11.945cm" svg:y1="10.53cm" svg:x2="7.848cm" svg:y2="10.53cm">
          <text:p/>
        </draw:line>
        <draw:line draw:style-name="gr13" draw:text-style-name="P2" draw:layer="layout" svg:x1="11.944cm" svg:y1="11.53cm" svg:x2="8.074cm" svg:y2="10.53cm">
          <text:p/>
        </draw:line>
        <draw:line draw:style-name="gr13" draw:text-style-name="P2" draw:layer="layout" svg:x1="12cm" svg:y1="11.01cm" svg:x2="7.848cm" svg:y2="10.53cm">
          <text:p/>
        </draw:line>
        <draw:line draw:style-name="gr13" draw:text-style-name="P2" draw:layer="layout" svg:x1="11.944cm" svg:y1="9.53cm" svg:x2="8.074cm" svg:y2="10.53cm">
          <text:p/>
        </draw:line>
        <draw:line draw:style-name="gr13" draw:text-style-name="P2" draw:layer="layout" svg:x1="12cm" svg:y1="10.05cm" svg:x2="7.848cm" svg:y2="10.53cm">
          <text:p/>
        </draw:line>
        <draw:line draw:style-name="gr13" draw:text-style-name="P2" draw:layer="layout" svg:x1="11.945cm" svg:y1="13.75cm" svg:x2="7.848cm" svg:y2="13.75cm">
          <text:p/>
        </draw:line>
        <draw:line draw:style-name="gr13" draw:text-style-name="P2" draw:layer="layout" svg:x1="11.944cm" svg:y1="14.75cm" svg:x2="8.074cm" svg:y2="13.75cm">
          <text:p/>
        </draw:line>
        <draw:line draw:style-name="gr13" draw:text-style-name="P2" draw:layer="layout" svg:x1="12cm" svg:y1="14.23cm" svg:x2="7.848cm" svg:y2="13.75cm">
          <text:p/>
        </draw:line>
        <draw:line draw:style-name="gr13" draw:text-style-name="P2" draw:layer="layout" svg:x1="11.944cm" svg:y1="12.75cm" svg:x2="8.074cm" svg:y2="13.75cm">
          <text:p/>
        </draw:line>
        <draw:line draw:style-name="gr13" draw:text-style-name="P2" draw:layer="layout" svg:x1="12cm" svg:y1="13.27cm" svg:x2="7.848cm" svg:y2="13.75cm">
          <text:p/>
        </draw:line>
        <draw:line draw:style-name="gr2" draw:text-style-name="P2" draw:layer="layout" svg:x1="2.088cm" svg:y1="7.927cm" svg:x2="2.088cm" svg:y2="13.835cm">
          <text:p/>
        </draw:line>
        <draw:line draw:style-name="gr2" draw:text-style-name="P2" draw:layer="layout" svg:x1="4.005cm" svg:y1="5.48cm" svg:x2="4.005cm" svg:y2="10.61cm">
          <text:p/>
        </draw:line>
        <draw:custom-shape draw:style-name="gr28" draw:text-style-name="P23" draw:layer="layout" svg:width="2.5cm" svg:height="0.939cm" svg:x="10.3cm" svg:y="5.061cm">
          <text:p text:style-name="P22"><text:span text:style-name="T9">Individuals</text:span></text:p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3" draw:text-style-name="P2" draw:layer="layout" svg:x1="8cm" svg:y1="5.55cm" svg:x2="3.937cm" svg:y2="5.564cm">
          <text:p/>
        </draw:line>
        <draw:line draw:style-name="gr13" draw:text-style-name="P2" draw:layer="layout" svg:x1="13.42cm" svg:y1="5.55cm" svg:x2="7.548cm" svg:y2="5.55cm">
          <text:p/>
        </draw:line>
        <draw:line draw:style-name="gr13" draw:text-style-name="P2" draw:layer="layout" svg:x1="13.42cm" svg:y1="7.05cm" svg:x2="7.87cm" svg:y2="5.55cm">
          <text:p/>
        </draw:line>
        <draw:line draw:style-name="gr13" draw:text-style-name="P2" draw:layer="layout" svg:x1="13.5cm" svg:y1="6.27cm" svg:x2="7.548cm" svg:y2="5.55cm">
          <text:p/>
        </draw:line>
        <draw:line draw:style-name="gr13" draw:text-style-name="P2" draw:layer="layout" svg:x1="13.42cm" svg:y1="4.05cm" svg:x2="7.87cm" svg:y2="5.55cm">
          <text:p/>
        </draw:line>
        <draw:line draw:style-name="gr13" draw:text-style-name="P2" draw:layer="layout" svg:x1="13.5cm" svg:y1="4.83cm" svg:x2="7.548cm" svg:y2="5.55cm">
          <text:p/>
        </draw:line>
        <draw:line draw:style-name="gr3" draw:text-style-name="P2" draw:layer="layout" svg:x1="8cm" svg:y1="13.761cm" svg:x2="2.062cm" svg:y2="13.752cm">
          <text:p/>
        </draw:line>
        <draw:line draw:style-name="gr2" draw:text-style-name="P2" draw:layer="layout" svg:x1="3.985cm" svg:y1="7.935cm" svg:x2="2.008cm" svg:y2="7.924cm">
          <text:p/>
        </draw:line>
        <draw:line draw:style-name="gr3" draw:text-style-name="P2" draw:layer="layout" svg:x1="8cm" svg:y1="10.531cm" svg:x2="4cm" svg:y2="10.531cm">
          <text:p/>
        </draw:line>
        <draw:frame draw:style-name="gr29" draw:text-style-name="P12" draw:layer="layout" svg:width="6.816cm" svg:height="1.5cm" svg:x="12.3cm" svg:y="10cm">
          <draw:text-box>
            <text:p text:style-name="P11"><text:span text:style-name="T6">Drosophila </text:span><text:span text:style-name="T6">simulans</text:span></text:p>
          </draw:text-box>
        </draw:frame>
        <draw:frame draw:style-name="gr6" draw:text-style-name="P13" draw:layer="layout" svg:width="5.448cm" svg:height="0.964cm" svg:x="12.2cm" svg:y="13.277cm">
          <draw:text-box>
            <text:p><text:span text:style-name="T6">Drosophila </text:span><text:span text:style-name="T6">erecta</text:span></text:p>
          </draw:text-box>
        </draw:frame>
        <draw:frame draw:style-name="gr7" draw:text-style-name="P8" draw:layer="layout" svg:width="3.605cm" svg:height="1.675cm" svg:x="6.2cm" svg:y="7.05cm">
          <draw:text-box>
            <text:p text:style-name="P7"><text:span text:style-name="T5">Ancestral</text:span></text:p>
            <text:p text:style-name="P7"><text:span text:style-name="T5">allele</text:span></text:p>
          </draw:text-box>
        </draw:frame>
        <draw:custom-shape draw:style-name="gr15" draw:text-style-name="P14" draw:layer="layout" svg:width="3.805cm" svg:height="0.939cm" svg:x="8.792cm" svg:y="2.072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983cm" svg:height="1.085cm" svg:x="8.8cm" svg:y="2.072cm">
          <draw:text-box>
            <text:p><text:span text:style-name="T5">Polymorphism</text:span></text:p>
          </draw:text-box>
        </draw:frame>
        <draw:frame draw:style-name="gr7" draw:text-style-name="P8" draw:layer="layout" svg:width="3.605cm" svg:height="1.675cm" svg:x="14.2cm" svg:y="6.025cm">
          <draw:text-box>
            <text:p text:style-name="P7"><text:span text:style-name="T5">Derived</text:span></text:p>
            <text:p text:style-name="P7"><text:span text:style-name="T5">allele</text:span></text:p>
          </draw:text-box>
        </draw:frame>
        <draw:frame draw:style-name="gr7" draw:text-style-name="P15" draw:layer="layout" svg:width="6.5cm" svg:height="1.675cm" svg:x="14.808cm" svg:y="3.825cm">
          <draw:text-box>
            <text:p><text:span text:style-name="T6">Drosophila </text:span><text:span text:style-name="T6">melanogaster</text:span></text:p>
          </draw:text-box>
        </draw:frame>
        <draw:line draw:style-name="gr16" draw:text-style-name="P7" draw:layer="layout" svg:x1="8.2cm" svg:y1="3.5cm" svg:x2="13.2cm" svg:y2="3.5cm">
          <text:p/>
        </draw:line>
        <draw:line draw:style-name="gr17" draw:text-style-name="P7" draw:layer="layout" svg:x1="3.9cm" svg:y1="3.5cm" svg:x2="8cm" svg:y2="3.5cm">
          <text:p/>
        </draw:line>
        <draw:frame draw:style-name="gr21" draw:text-style-name="P8" draw:layer="layout" svg:width="5cm" svg:height="2.387cm" svg:x="0cm" svg:y="3.925cm">
          <draw:text-box>
            <text:p text:style-name="P7"><text:span text:style-name="T5">Common ancestor</text:span></text:p>
            <text:p text:style-name="P7"><text:span text:style-name="T5">allele</text:span></text:p>
          </draw:text-box>
        </draw:frame>
        <draw:custom-shape draw:style-name="gr22" draw:text-style-name="P19" draw:layer="layout" svg:width="3.618cm" svg:height="0.939cm" svg:x="4.1cm" svg:y="2.1cm">
          <text:p/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3.868cm" svg:height="0.963cm" svg:x="4.1cm" svg:y="2.1cm">
          <draw:text-box>
            <text:p><text:span text:style-name="T5">Substitutions</text:span></text:p>
          </draw:text-box>
        </draw:frame>
        <draw:line draw:style-name="gr24" draw:text-style-name="P2" draw:layer="layout" svg:x1="2.5cm" svg:y1="5.5cm" svg:x2="3.9cm" svg:y2="7.8cm">
          <text:p/>
        </draw:line>
        <draw:line draw:style-name="gr24" draw:text-style-name="P2" draw:layer="layout" svg:x1="7.97cm" svg:y1="7.05cm" svg:x2="7.83cm" svg:y2="5.694cm">
          <text:p/>
        </draw:line>
        <draw:line draw:style-name="gr24" draw:text-style-name="P2" draw:layer="layout" svg:x1="14.808cm" svg:y1="6.513cm" svg:x2="13.708cm" svg:y2="5.5cm">
          <text:p/>
        </draw:line>
        <draw:line draw:style-name="gr24" draw:text-style-name="P2" draw:layer="layout" svg:x1="14.819cm" svg:y1="6.524cm" svg:x2="13.8cm" svg:y2="6.5cm">
          <text:p/>
        </draw:line>
        <draw:line draw:style-name="gr24" draw:text-style-name="P2" draw:layer="layout" svg:x1="14.819cm" svg:y1="6.524cm" svg:x2="13.8cm" svg:y2="4.5cm">
          <text:p/>
        </draw:line>
        <draw:line draw:style-name="gr13" draw:text-style-name="P2" draw:layer="layout" svg:x1="11.945cm" svg:y1="10.53cm" svg:x2="7.848cm" svg:y2="10.53cm">
          <text:p/>
        </draw:line>
        <draw:line draw:style-name="gr13" draw:text-style-name="P2" draw:layer="layout" svg:x1="11.944cm" svg:y1="11.53cm" svg:x2="8.074cm" svg:y2="10.53cm">
          <text:p/>
        </draw:line>
        <draw:line draw:style-name="gr13" draw:text-style-name="P2" draw:layer="layout" svg:x1="12cm" svg:y1="11.01cm" svg:x2="7.848cm" svg:y2="10.53cm">
          <text:p/>
        </draw:line>
        <draw:line draw:style-name="gr13" draw:text-style-name="P2" draw:layer="layout" svg:x1="11.944cm" svg:y1="9.53cm" svg:x2="8.074cm" svg:y2="10.53cm">
          <text:p/>
        </draw:line>
        <draw:line draw:style-name="gr13" draw:text-style-name="P2" draw:layer="layout" svg:x1="12cm" svg:y1="10.05cm" svg:x2="7.848cm" svg:y2="10.53cm">
          <text:p/>
        </draw:line>
        <draw:line draw:style-name="gr13" draw:text-style-name="P2" draw:layer="layout" svg:x1="11.945cm" svg:y1="13.75cm" svg:x2="7.848cm" svg:y2="13.75cm">
          <text:p/>
        </draw:line>
        <draw:line draw:style-name="gr13" draw:text-style-name="P2" draw:layer="layout" svg:x1="11.944cm" svg:y1="14.75cm" svg:x2="8.074cm" svg:y2="13.75cm">
          <text:p/>
        </draw:line>
        <draw:line draw:style-name="gr13" draw:text-style-name="P2" draw:layer="layout" svg:x1="12cm" svg:y1="14.23cm" svg:x2="7.848cm" svg:y2="13.75cm">
          <text:p/>
        </draw:line>
        <draw:line draw:style-name="gr13" draw:text-style-name="P2" draw:layer="layout" svg:x1="11.944cm" svg:y1="12.75cm" svg:x2="8.074cm" svg:y2="13.75cm">
          <text:p/>
        </draw:line>
        <draw:line draw:style-name="gr13" draw:text-style-name="P2" draw:layer="layout" svg:x1="12cm" svg:y1="13.27cm" svg:x2="7.848cm" svg:y2="13.75cm">
          <text:p/>
        </draw:line>
        <draw:line draw:style-name="gr2" draw:text-style-name="P2" draw:layer="layout" svg:x1="2.088cm" svg:y1="7.927cm" svg:x2="2.088cm" svg:y2="13.835cm">
          <text:p/>
        </draw:line>
        <draw:line draw:style-name="gr2" draw:text-style-name="P2" draw:layer="layout" svg:x1="4.005cm" svg:y1="5.48cm" svg:x2="4.005cm" svg:y2="10.61cm">
          <text:p/>
        </draw:line>
        <draw:custom-shape draw:style-name="gr30" draw:text-style-name="P23" draw:layer="layout" svg:width="2.5cm" svg:height="0.939cm" svg:x="10.3cm" svg:y="5.061cm">
          <text:p text:style-name="P22"><text:span text:style-name="T9">Individuals</text:span></text:p>
          <draw:enhanced-geometry svg:viewBox="0 0 21600 21600" draw:path-stretchpoint-x="10800" draw:path-stretchpoint-y="10800" draw:text-areas="?f3 ?f4 ?f5 ?f6" draw:type="round-rectangle" draw:modifiers="2754.49541284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  <style:font-face style:name="Ubuntu Condensed1" svg:font-family="'Ubuntu Condensed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4-02-05T09:55:33.582911507</dc:date>
    <meta:editing-duration>PT3H9M23S</meta:editing-duration>
    <meta:editing-cycles>44</meta:editing-cycles>
    <meta:generator>LibreOffice/7.3.7.2$Linux_X86_64 LibreOffice_project/30$Build-2</meta:generator>
    <meta:document-statistic meta:object-count="140"/>
  </office:meta>
</office:document-meta>
</file>